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break-before="page"/>
    </style:style>
    <style:style style:name="P3" style:parent-style-name="Standard" style:family="paragraph">
      <style:paragraph-properties fo:break-before="page"/>
    </style:style>
    <style:style style:family="graphic" style:name="a20" style:parent-style-name="Graphics">
      <style:graphic-properties fo:border="0.01042in none" fo:background-color="transparent" style:wrap="parallel" style:wrap-contour="false" fo:clip="rect(0.19474in, 0.02083in, 0.03248in, -0.02083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ge" style:vertical-rel="paragraph" style:horizontal-pos="right" style:vertical-pos="from-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9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parallel" style:wrap-contour="false" fo:clip="rect(0.16719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0in" svg:y="0in" svg:width="5.9866in" svg:height="4.8752in" style:rel-width="scale" style:rel-height="scale"><draw:image xlink:href="media/image1.png" xlink:type="simple" xlink:show="embed" xlink:actuate="onLoad"/><svg:title/><svg:desc/></draw:frame><draw:frame draw:z-index="251659264" draw:style-name="a1" draw:name="Image2" text:anchor-type="paragraph" svg:x="0.3252in" svg:y="5.0189in" svg:width="6.1098in" svg:height="4.6043in" style:rel-width="scale" style:rel-height="scale"><draw:image xlink:href="media/image2.png" xlink:type="simple" xlink:show="embed" xlink:actuate="onLoad"/><svg:title/><svg:desc/></draw:frame></text:p>
      <text:p text:style-name="Standard"/>
      <text:soft-page-break/>
      <text:p text:style-name="Standard"><draw:frame draw:z-index="2" draw:style-name="a2" draw:name="Image3" text:anchor-type="paragraph" svg:x="-0.2138in" svg:y="-0.1472in" svg:width="6.9327in" svg:height="4.75in" style:rel-width="scale" style:rel-height="scale"><draw:image xlink:href="media/image3.png" xlink:type="simple" xlink:show="embed" xlink:actuate="onLoad"/><svg:title/><svg:desc/></draw:frame><draw:frame draw:z-index="3" draw:style-name="a3" draw:name="Image4" text:anchor-type="paragraph" svg:x="-0.1744in" svg:y="4.9055in" svg:width="6.7417in" svg:height="4.5626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z-index="4" draw:style-name="a4" draw:name="Image5" text:anchor-type="paragraph" svg:x="0in" svg:y="0in" svg:width="6.448in" svg:height="4.198in" style:rel-width="scale" style:rel-height="scale"><draw:image xlink:href="media/image5.png" xlink:type="simple" xlink:show="embed" xlink:actuate="onLoad"/><svg:title/><svg:desc/></draw:frame><draw:frame draw:z-index="5" draw:style-name="a5" draw:name="Image6" text:anchor-type="paragraph" svg:x="0.122in" svg:y="4.7339in" svg:width="6.5016in" svg:height="4.6043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soft-page-break/>
      <text:p text:style-name="P2"><draw:frame draw:z-index="6" draw:style-name="a6" draw:name="Image7" text:anchor-type="paragraph" svg:x="0in" svg:y="0in" svg:width="6.3472in" svg:height="4.3752in" style:rel-width="scale" style:rel-height="scale"><draw:image xlink:href="media/image7.png" xlink:type="simple" xlink:show="embed" xlink:actuate="onLoad"/><svg:title/><svg:desc/></draw:frame><draw:frame draw:z-index="7" draw:style-name="a7" draw:name="Image8" text:anchor-type="paragraph" svg:x="-0.2327in" svg:y="4.6402in" svg:width="7.0839in" svg:height="5.1146in" style:rel-width="scale" style:rel-height="scale"><draw:image xlink:href="media/image8.png" xlink:type="simple" xlink:show="embed" xlink:actuate="onLoad"/><svg:title/><svg:desc/></draw:frame></text:p>
      <text:soft-page-break/>
      <text:p text:style-name="P3"><draw:frame draw:z-index="8" draw:style-name="a8" draw:name="Image9" text:anchor-type="paragraph" svg:x="0in" svg:y="0in" svg:width="7.1764in" svg:height="4.8854in" style:rel-width="scale" style:rel-height="scale"><draw:image xlink:href="media/image9.png" xlink:type="simple" xlink:show="embed" xlink:actuate="onLoad"/><svg:title/><svg:desc/></draw:frame><draw:frame draw:z-index="9" draw:style-name="a9" draw:name="Image10" text:anchor-type="paragraph" svg:x="-0.6492in" svg:y="5.0217in" svg:width="7.4244in" svg:height="4.8854in" style:rel-width="scale" style:rel-height="scale"><draw:image xlink:href="media/image10.png" xlink:type="simple" xlink:show="embed" xlink:actuate="onLoad"/><svg:title/><svg:desc/></draw:frame></text:p>
      <text:soft-page-break/>
      <text:p text:style-name="Standard"><draw:frame draw:z-index="10" draw:style-name="a10" draw:name="Image11" text:anchor-type="paragraph" svg:x="0in" svg:y="0in" svg:width="7.1409in" svg:height="4.9791in" style:rel-width="scale" style:rel-height="scale"><draw:image xlink:href="media/image11.png" xlink:type="simple" xlink:show="embed" xlink:actuate="onLoad"/><svg:title/><svg:desc/></draw:frame><draw:frame draw:z-index="11" draw:style-name="a11" draw:name="Image12" text:anchor-type="paragraph" svg:x="-0.0228in" svg:y="5.5492in" svg:width="7.0445in" svg:height="5.0626in" style:rel-width="scale" style:rel-height="scale"><draw:image xlink:href="media/image12.png" xlink:type="simple" xlink:show="embed" xlink:actuate="onLoad"/><svg:title/><svg:desc/></draw:frame></text:p>
      <text:p text:style-name="Standard"/>
      <text:p text:style-name="Standard"><draw:frame draw:z-index="12" draw:style-name="a12" draw:name="Image13" text:anchor-type="paragraph" svg:x="0in" svg:y="0in" svg:width="6.7134in" svg:height="5.052in" style:rel-width="scale" style:rel-height="scale"><draw:image xlink:href="media/image13.png" xlink:type="simple" xlink:show="embed" xlink:actuate="onLoad"/><svg:title/><svg:desc/></draw:frame><draw:frame draw:z-index="13" draw:style-name="a13" draw:name="Image14" text:anchor-type="paragraph" svg:x="-0.2327in" svg:y="5.6244in" svg:width="7.1783in" svg:height="4.6043in" style:rel-width="scale" style:rel-height="scale"><draw:image xlink:href="media/image14.png" xlink:type="simple" xlink:show="embed" xlink:actuate="onLoad"/><svg:title/><svg:desc/></draw:frame></text:p>
      <text:p text:style-name="Standard"/>
      <text:p text:style-name="Standard"/>
      <text:p text:style-name="Standard"><draw:frame draw:z-index="14" draw:style-name="a14" draw:name="Image15" text:anchor-type="paragraph" svg:x="-0.5173in" svg:y="0in" svg:width="7.539in" svg:height="4.6043in" style:rel-width="scale" style:rel-height="scale"><draw:image xlink:href="media/image14.png" xlink:type="simple" xlink:show="embed" xlink:actuate="onLoad"/><svg:title/><svg:desc/></draw:frame><draw:frame draw:z-index="15" draw:style-name="a15" draw:name="Image16" text:anchor-type="paragraph" svg:x="-0.3827in" svg:y="4.6035in" svg:width="7.4425in" svg:height="4.75in" style:rel-width="scale" style:rel-height="scale"><draw:image xlink:href="media/image15.png" xlink:type="simple" xlink:show="embed" xlink:actuate="onLoad"/><svg:title/><svg:desc/></draw:frame></text:p>
      <text:p text:style-name="Standard"/>
      <text:p text:style-name="Standard"><draw:frame draw:z-index="16" draw:style-name="a16" draw:name="Image17" text:anchor-type="paragraph" svg:x="0in" svg:y="0in" svg:width="6.6874in" svg:height="4.8335in" style:rel-width="scale" style:rel-height="scale"><draw:image xlink:href="media/image16.png" xlink:type="simple" xlink:show="embed" xlink:actuate="onLoad"/><svg:title/><svg:desc/></draw:frame><draw:frame draw:z-index="17" draw:style-name="a17" draw:name="Image18" text:anchor-type="paragraph" svg:x="-0.3465in" svg:y="5.4161in" svg:width="7.5575in" svg:height="4.6665in" style:rel-width="scale" style:rel-height="scale"><draw:image xlink:href="media/image1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z-index="19" draw:style-name="a18" draw:name="Image20" text:anchor-type="paragraph" svg:x="-0.12083in" svg:y="5.14028in" svg:width="7.00069in" svg:height="4.59097in" style:rel-width="scale" style:rel-height="scale"><draw:image xlink:href="media/image18.png" xlink:type="simple" xlink:show="embed" xlink:actuate="onLoad"/><svg:title/><svg:desc/></draw:frame><draw:frame draw:z-index="18" draw:style-name="a19" draw:name="Image19" text:anchor-type="paragraph" svg:x="0in" svg:y="0in" svg:width="6.5827in" svg:height="4.5728in" style:rel-width="scale" style:rel-height="scale"><draw:image xlink:href="media/image19.png" xlink:type="simple" xlink:show="embed" xlink:actuate="onLoad"/><svg:title/><svg:desc/></draw:frame></text:p>
      <text:p text:style-name="Standard"/>
      <text:soft-page-break/>
      <text:p text:style-name="Standard"><draw:frame draw:z-index="20" draw:style-name="a20" draw:name="Image21" text:anchor-type="paragraph" svg:x="0.10833in" svg:y="0.29583in" svg:width="6.4689in" svg:height="3.73352in" style:rel-width="scale" style:rel-height="scale"><draw:image xlink:href="media/image20.png" xlink:type="simple" xlink:show="embed" xlink:actuate="onLoad"/><svg:title/><svg:desc/></draw:frame></text:p>
      <text:p text:style-name="Standard"/>
      <text:p text:style-name="Standard"><draw:frame draw:z-index="29" draw:style-name="a21" draw:name="Image30" text:anchor-type="paragraph" svg:x="0in" svg:y="0.2375in" svg:width="7.6709in" svg:height="4.6457in" style:rel-width="scale" style:rel-height="scale"><draw:image xlink:href="media/image21.png" xlink:type="simple" xlink:show="embed" xlink:actuate="onLoad"/><svg:title/><svg:desc/></draw:frame></text:p>
      <text:p text:style-name="Standard"/>
      <text:soft-page-break/>
      <text:p text:style-name="Standard"><draw:frame draw:z-index="31" draw:style-name="a22" draw:name="Image32" text:anchor-type="paragraph" svg:x="-0.42351in" svg:y="4.8859in" svg:width="7.539in" svg:height="5.2291in" style:rel-width="scale" style:rel-height="scale"><draw:image xlink:href="media/image22.png" xlink:type="simple" xlink:show="embed" xlink:actuate="onLoad"/><svg:title/><svg:desc/></draw:frame><draw:frame draw:z-index="30" draw:style-name="a23" draw:name="Image31" text:anchor-type="paragraph" svg:x="0in" svg:y="0.33958in" svg:width="7.211in" svg:height="4.7917in" style:rel-width="scale" style:rel-height="scale"><draw:image xlink:href="media/image23.png" xlink:type="simple" xlink:show="embed" xlink:actuate="onLoad"/><svg:title/><svg:desc/></draw:frame></text:p>
      <text:soft-page-break/>
      <text:p text:style-name="Standard"><draw:frame draw:z-index="37" draw:style-name="a24" draw:name="Image38" text:anchor-type="paragraph" svg:x="0in" svg:y="0.00041in" svg:width="7.2728in" svg:height="5.4508in" style:rel-width="scale" style:rel-height="scale"><draw:image xlink:href="media/image24.png" xlink:type="simple" xlink:show="embed" xlink:actuate="onLoad"/><svg:title/><svg:desc/></draw:frame><draw:frame draw:z-index="32" draw:style-name="a25" draw:name="Image33" text:anchor-type="paragraph" svg:x="-0.37083in" svg:y="4.78125in" svg:width="7.51042in" svg:height="5.33264in" style:rel-width="scale" style:rel-height="scale"><draw:image xlink:href="media/image25.png" xlink:type="simple" xlink:show="embed" xlink:actuate="onLoad"/><svg:title/><svg:desc/></draw:frame></text:p>
      <text:soft-page-break/>
      <text:p text:style-name="Standard"><draw:frame draw:z-index="34" draw:style-name="a26" draw:name="Image35" text:anchor-type="paragraph" svg:x="-0.33333in" svg:y="5.19861in" svg:width="7.5472in" svg:height="4.9063in" style:rel-width="scale" style:rel-height="scale"><draw:image xlink:href="media/image26.png" xlink:type="simple" xlink:show="embed" xlink:actuate="onLoad"/><svg:title/><svg:desc/></draw:frame><draw:frame draw:z-index="33" draw:style-name="a27" draw:name="Image34" text:anchor-type="paragraph" svg:x="-0.20903in" svg:y="0in" svg:width="7.6902in" svg:height="5.1457in" style:rel-width="scale" style:rel-height="scale"><draw:image xlink:href="media/image27.png" xlink:type="simple" xlink:show="embed" xlink:actuate="onLoad"/><svg:title/><svg:desc/></draw:frame></text:p>
      <text:soft-page-break/>
      <text:p text:style-name="Standard"><draw:frame draw:z-index="35" draw:style-name="a28" draw:name="Image36" text:anchor-type="paragraph" svg:x="-0.03918in" svg:y="4.69876in" svg:width="7.5165in" svg:height="5.4154in" style:rel-width="scale" style:rel-height="scale"><draw:image xlink:href="media/image28.png" xlink:type="simple" xlink:show="embed" xlink:actuate="onLoad"/><svg:title/><svg:desc/></draw:frame><draw:frame draw:z-index="36" draw:style-name="a29" draw:name="Image37" text:anchor-type="paragraph" svg:x="0in" svg:y="0.00002in" svg:width="7.0752in" svg:height="4.6252in" style:rel-width="scale" style:rel-height="scale"><draw:image xlink:href="media/image29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C</meta:initial-creator>
    <dc:creator>Windows User</dc:creator>
    <meta:creation-date>2020-02-07T17:28:00Z</meta:creation-date>
    <dc:date>2020-02-07T17:28:00Z</dc:date>
    <meta:template xlink:href="Normal" xlink:type="simple"/>
    <meta:editing-cycles>2</meta:editing-cycles>
    <meta:editing-duration>PT120S</meta:editing-duration>
    <meta:document-statistic meta:page-count="15" meta:paragraph-count="1" meta:word-count="9" meta:character-count="62" meta:row-count="1" meta:non-whitespace-character-count="54"/>
  </office:meta>
</office:document-meta>
</file>